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5" style:family="table-cell" style:parent-style-name="Default">
      <style:text-properties style:font-name="Arial" style:font-name-asian="Andale Sans UI" style:font-name-complex="Tahoma"/>
    </style:style>
    <style:style style:name="ce6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cccccc"/>
      <style:text-properties style:font-name="Arial" style:font-name-asian="Andale Sans UI" style:font-name-complex="Tahoma"/>
    </style:style>
    <style:style style:name="ce11" style:family="table-cell" style:parent-style-name="Default" style:data-style-name="N0"/>
    <style:style style:name="ce1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nalisi" table:style-name="ta1" table:print="false">
        <table:shapes>
          <draw:frame draw:z-index="0" draw:style-name="gr1" draw:text-style-name="P1" svg:width="6.2988in" svg:height="3.5429in" svg:x="7.4488in" svg:y="8.2378in">
            <draw:object draw:notify-on-update-of-ranges="Analisi.B29:Analisi.B34 Analisi.C29:Analisi.C3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57in" svg:height="3.5449in" svg:x="0.9524in" svg:y="8.2402in">
            <draw:object draw:notify-on-update-of-ranges="Analisi.B38:Analisi.B44 Analisi.C37:Analisi.C37 Analisi.C38:Analisi.C44 Analisi.D37:Analisi.D37 Analisi.D38:Analisi.D44 Analisi.E37:Analisi.E37 Analisi.E38:Analisi.E44 Analisi.F37:Analisi.F37 Analisi.F38:Analisi.F44 Analisi.G37:Analisi.G37 Analisi.G38:Analisi.G44 Analisi.H37:Analisi.H37 Analisi.H38:Analisi.H4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N1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N2</text:p>
          </table:table-cell>
          <table:table-cell table:style-name="ce1" office:value-type="string" calcext:value-type="string">
            <text:p>Studio di Fattibilità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2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N3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3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N4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4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N5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N6</text:p>
          </table:table-cell>
          <table:table-cell table:style-name="ce1" office:value-type="string" calcext:value-type="string">
            <text:p>Glossari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3];[.E16];[.E17];[.E18];[.E21])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4];[.E19];[.E22]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24:.E25])"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16];[.E12])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C29]*[.D29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3];[.E13];[.E17])"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C30]*[.D30]"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6];[.E9];[.E18])"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formula="of:=[.C31]*[.D31]"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C32]*[.D3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33]*[.D3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4];[.E19];[.E21];[.E22])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[.C34]*[.D34]"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9:.C34])" office:value-type="float" office:value="161" calcext:value-type="float">
            <text:p>161</text:p>
          </table:table-cell>
          <table:table-cell table:style-name="ce3"/>
          <table:table-cell table:style-name="ce3" table:formula="of:=SUM([.E29:.E34])"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C38:.H38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39:.H39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C40:.H40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41:.H41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42:.H42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table:formula="of:=SUM([.C43:.H43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8" table:formula="of:=SUM([.C44:.H44])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table:style-name="ce3" table:formula="of:=SUM([.C38:.C44])" office:value-type="float" office:value="12" calcext:value-type="float">
            <text:p>12</text:p>
          </table:table-cell>
          <table:table-cell table:style-name="ce3" table:formula="of:=SUM([.D38:.D44])" office:value-type="float" office:value="38" calcext:value-type="float">
            <text:p>38</text:p>
          </table:table-cell>
          <table:table-cell table:style-name="ce3" table:formula="of:=SUM([.E38:.E44])" office:value-type="float" office:value="64" calcext:value-type="float">
            <text:p>64</text:p>
          </table:table-cell>
          <table:table-cell table:style-name="ce3" table:formula="of:=SUM([.F38:.F44])" office:value-type="float" office:value="0" calcext:value-type="float">
            <text:p>0</text:p>
          </table:table-cell>
          <table:table-cell table:style-name="ce3" table:formula="of:=SUM([.G38:.G44])" office:value-type="float" office:value="0" calcext:value-type="float">
            <text:p>0</text:p>
          </table:table-cell>
          <table:table-cell table:style-name="ce3" table:formula="of:=SUM([.H38:.H44])" office:value-type="float" office:value="47" calcext:value-type="float">
            <text:p>47</text:p>
          </table:table-cell>
          <table:table-cell/>
        </table:table-row>
      </table:table>
      <table:table table:name="Progettazione Architetturale" table:style-name="ta1" table:print="false">
        <table:shapes>
          <draw:frame draw:z-index="0" draw:style-name="gr1" draw:text-style-name="P1" svg:width="6.2988in" svg:height="3.5429in" svg:x="1.0417in" svg:y="8.2772in">
            <draw:object draw:notify-on-update-of-ranges="'Progettazione Architetturale'.B37:'Progettazione Architetturale'.B37 'Progettazione Architetturale'.B38:'Progettazione Architetturale'.B44 'Progettazione Architetturale'.C37:'Progettazione Architetturale'.C37 'Progettazione Architetturale'.C38:'Progettazione Architetturale'.C44 'Progettazione Architetturale'.D37:'Progettazione Architetturale'.D37 'Progettazione Architetturale'.D38:'Progettazione Architetturale'.D44 'Progettazione Architetturale'.E37:'Progettazione Architetturale'.E37 'Progettazione Architetturale'.E38:'Progettazione Architetturale'.E44 'Progettazione Architetturale'.F37:'Progettazione Architetturale'.F37 'Progettazione Architetturale'.F38:'Progettazione Architetturale'.F44 'Progettazione Architetturale'.G37:'Progettazione Architetturale'.G37 'Progettazione Architetturale'.G38:'Progettazione Architetturale'.G44 'Progettazione Architetturale'.H37:'Progettazione Architetturale'.H37 'Progettazione Architetturale'.H38:'Progettazione Architetturale'.H4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7.6799in" svg:y="8.322in">
            <draw:object draw:notify-on-update-of-ranges="'Progettazione Architetturale'.B29:'Progettazione Architetturale'.B34 'Progettazione Architetturale'.C29:'Progettazione Architetturale'.C34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row table:style-name="ro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PA1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1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3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4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5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5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ettista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6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6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ettista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7</text:p>
          </table:table-cell>
          <table:table-cell table:style-name="ce1" office:value-type="string" calcext:value-type="string">
            <text:p>Glossario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PA7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7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5];[.E18];[.E21])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3];[.E16];[.E19];[.E22])"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24:.E25])" office:value-type="float" office:value="245" calcext:value-type="float">
            <text:p>24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12];[.E9]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C29]*[.D29]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C30]*[.D30]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3])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C31]*[.D31]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5];[.E18])"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table:formula="of:=[.C32]*[.D32]" office:value-type="float" office:value="3498" calcext:value-type="float">
            <text:p>3498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33]*[.D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3];[.E16];[.E19];[.E21];[.E22])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C34]*[.D34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9:.C34])" office:value-type="float" office:value="245" calcext:value-type="float">
            <text:p>245</text:p>
          </table:table-cell>
          <table:table-cell table:style-name="ce3"/>
          <table:table-cell table:style-name="ce3" table:formula="of:=SUM([.E29:.E34])" office:value-type="float" office:value="5048" calcext:value-type="float">
            <text:p>504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formula="of:=SUM([.C38:.H38])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table:formula="of:=SUM([.C39:.H39])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formula="of:=SUM([.C40:.H40])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style-name="ce8" table:formula="of:=SUM([.C41:.H41])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8" table:formula="of:=SUM([.C42:.H42])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8" table:formula="of:=SUM([.C43:.H43])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8" table:formula="of:=SUM([.C44:.H44])"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2"/>
          <table:table-cell table:style-name="ce3" table:formula="of:=SUM([.C38:.C44])" office:value-type="float" office:value="8" calcext:value-type="float">
            <text:p>8</text:p>
          </table:table-cell>
          <table:table-cell table:style-name="ce3" table:formula="of:=SUM([.D38:.D44])" office:value-type="float" office:value="8" calcext:value-type="float">
            <text:p>8</text:p>
          </table:table-cell>
          <table:table-cell table:style-name="ce3" table:formula="of:=SUM([.E38:.E44])" office:value-type="float" office:value="10" calcext:value-type="float">
            <text:p>10</text:p>
          </table:table-cell>
          <table:table-cell table:style-name="ce3" table:formula="of:=SUM([.F38:.F44])" office:value-type="float" office:value="159" calcext:value-type="float">
            <text:p>159</text:p>
          </table:table-cell>
          <table:table-cell table:style-name="ce3" table:formula="of:=SUM([.G38:.G44])" office:value-type="float" office:value="0" calcext:value-type="float">
            <text:p>0</text:p>
          </table:table-cell>
          <table:table-cell table:style-name="ce3" table:formula="of:=SUM([.H38:.H44])" office:value-type="float" office:value="60" calcext:value-type="float">
            <text:p>60</text:p>
          </table:table-cell>
          <table:table-cell table:number-columns-repeated="2"/>
        </table:table-row>
      </table:table>
      <table:table table:name="Progettazione di Dettaglio e Codifica" table:style-name="ta1" table:print="false">
        <table:shapes>
          <draw:frame draw:z-index="0" draw:style-name="gr1" draw:text-style-name="P1" svg:width="6.2988in" svg:height="3.5429in" svg:x="0.9587in" svg:y="9.5567in">
            <draw:object draw:notify-on-update-of-ranges="'Progettazione di Dettaglio e Codifica'.B46:'Progettazione di Dettaglio e Codifica'.B52 'Progettazione di Dettaglio e Codifica'.C45:'Progettazione di Dettaglio e Codifica'.C45 'Progettazione di Dettaglio e Codifica'.C46:'Progettazione di Dettaglio e Codifica'.C52 'Progettazione di Dettaglio e Codifica'.D45:'Progettazione di Dettaglio e Codifica'.D45 'Progettazione di Dettaglio e Codifica'.D46:'Progettazione di Dettaglio e Codifica'.D52 'Progettazione di Dettaglio e Codifica'.E45:'Progettazione di Dettaglio e Codifica'.E45 'Progettazione di Dettaglio e Codifica'.E46:'Progettazione di Dettaglio e Codifica'.E52 'Progettazione di Dettaglio e Codifica'.F45:'Progettazione di Dettaglio e Codifica'.F45 'Progettazione di Dettaglio e Codifica'.F46:'Progettazione di Dettaglio e Codifica'.F52 'Progettazione di Dettaglio e Codifica'.G45:'Progettazione di Dettaglio e Codifica'.G45 'Progettazione di Dettaglio e Codifica'.G46:'Progettazione di Dettaglio e Codifica'.G52 'Progettazione di Dettaglio e Codifica'.H45:'Progettazione di Dettaglio e Codifica'.H45 'Progettazione di Dettaglio e Codifica'.H46:'Progettazione di Dettaglio e Codifica'.H5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7.4815in" svg:y="9.5528in">
            <draw:object draw:notify-on-update-of-ranges="'Progettazione di Dettaglio e Codifica'.B37:'Progettazione di Dettaglio e Codifica'.B42 'Progettazione di Dettaglio e Codifica'.C37:'Progettazione di Dettaglio e Codifica'.C4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row table:style-name="ro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PDC1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1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3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4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gettista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5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5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6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6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7</text:p>
          </table:table-cell>
          <table:table-cell table:style-name="ce1" office:value-type="string" calcext:value-type="string">
            <text:p>Codif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7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rammatore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7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8</text:p>
          </table:table-cell>
          <table:table-cell table:style-name="ce1" office:value-type="string" calcext:value-type="string">
            <text:p>Manuale Uten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8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gettist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8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9</text:p>
          </table:table-cell>
          <table:table-cell table:style-name="ce1" office:value-type="string" calcext:value-type="string">
            <text:p>Glossari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9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9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3];[.E16];[.E19];[.E22];[.E25];[.E26];[.E29])"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4];[.E17];[.E20];[.E23];[.E27];[.E30])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32:.E33])"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9];[.E12])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;[.E25]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3])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C39]*[.D39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3];[.E16];[.E26];[.E19])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.E22])"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4];[.E17];[.E20];[.E23];[.E27];[.E29];[.E30])"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37:.C42])" office:value-type="float" office:value="203" calcext:value-type="float">
            <text:p>203</text:p>
          </table:table-cell>
          <table:table-cell table:style-name="ce3"/>
          <table:table-cell table:style-name="ce3" table:formula="of:=SUM([.E37:.E42])"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C46:.H46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C47:.H47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8" table:formula="of:=SUM([.C48:.H48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8" table:formula="of:=SUM([.C49:.H49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8" table:formula="of:=SUM([.C50:.H50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C51:.H51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C52:.H52])"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table:style-name="ce3" table:formula="of:=SUM([.C46:.C52])" office:value-type="float" office:value="6" calcext:value-type="float">
            <text:p>6</text:p>
          </table:table-cell>
          <table:table-cell table:style-name="ce3" table:formula="of:=SUM([.D46:.D52])" office:value-type="float" office:value="7" calcext:value-type="float">
            <text:p>7</text:p>
          </table:table-cell>
          <table:table-cell table:style-name="ce3" table:formula="of:=SUM([.E46:.E52])" office:value-type="float" office:value="8" calcext:value-type="float">
            <text:p>8</text:p>
          </table:table-cell>
          <table:table-cell table:style-name="ce3" table:formula="of:=SUM([.F46:.F52])" office:value-type="float" office:value="29" calcext:value-type="float">
            <text:p>29</text:p>
          </table:table-cell>
          <table:table-cell table:style-name="ce3" table:formula="of:=SUM([.G46:.G52])" office:value-type="float" office:value="95" calcext:value-type="float">
            <text:p>95</text:p>
          </table:table-cell>
          <table:table-cell table:style-name="ce3" table:formula="of:=SUM([.H46:.H52])" office:value-type="float" office:value="58" calcext:value-type="float">
            <text:p>58</text:p>
          </table:table-cell>
          <table:table-cell/>
        </table:table-row>
      </table:table>
      <table:table table:name="Verifica e Validazione" table:style-name="ta1">
        <table:shapes>
          <draw:frame draw:z-index="0" draw:style-name="gr1" draw:text-style-name="P1" svg:width="6.2988in" svg:height="3.5429in" svg:x="0.9988in" svg:y="9.6811in">
            <draw:object draw:notify-on-update-of-ranges="'Verifica e Validazione'.B46:'Verifica e Validazione'.B52 'Verifica e Validazione'.C45:'Verifica e Validazione'.C45 'Verifica e Validazione'.C46:'Verifica e Validazione'.C52 'Verifica e Validazione'.D45:'Verifica e Validazione'.D45 'Verifica e Validazione'.D46:'Verifica e Validazione'.D52 'Verifica e Validazione'.E45:'Verifica e Validazione'.E45 'Verifica e Validazione'.E46:'Verifica e Validazione'.E52 'Verifica e Validazione'.F45:'Verifica e Validazione'.F45 'Verifica e Validazione'.F46:'Verifica e Validazione'.F52 'Verifica e Validazione'.G45:'Verifica e Validazione'.G45 'Verifica e Validazione'.G46:'Verifica e Validazione'.G52 'Verifica e Validazione'.H45:'Verifica e Validazione'.H45 'Verifica e Validazione'.H46:'Verifica e Validazione'.H5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7.7925in" svg:y="9.7126in">
            <draw:object draw:notify-on-update-of-ranges="'Verifica e Validazione'.B37:'Verifica e Validazione'.B42 'Verifica e Validazione'.C37:'Verifica e Validazione'.C4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VV1</text:p>
          </table:table-cell>
          <table:table-cell table:style-name="ce1" office:value-type="string" calcext:value-type="string">
            <text:p>Glossario</text:p>
          </table:table-cell>
          <table:table-cell table:number-columns-repeated="12"/>
        </table:table-row>
        <table:table-row table:style-name="ro1">
          <table:table-cell/>
          <table:table-cell table:style-name="ce9" office:value-type="string" calcext:value-type="string">
            <text:p>VV1.1</text:p>
          </table:table-cell>
          <table:table-cell table:style-name="ce9"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VV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3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4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Verificatore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4.2</text:p>
          </table:table-cell>
          <table:table-cell office:value-type="string" calcext:value-type="string">
            <text:p>Verific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5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5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6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6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7</text:p>
          </table:table-cell>
          <table:table-cell table:style-name="ce1" office:value-type="string" calcext:value-type="string">
            <text:p>Manuali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7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7.2</text:p>
          </table:table-cell>
          <table:table-cell office:value-type="string" calcext:value-type="string">
            <text:p>Verifica</text:p>
          </table:table-cell>
          <table:table-cell table:style-name="ce5" office:value-type="string" calcext:value-type="string">
            <text:p>Responsabi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8</text:p>
          </table:table-cell>
          <table:table-cell table:style-name="ce1" office:value-type="string" calcext:value-type="string">
            <text:p>Collaudo</text:p>
          </table:table-cell>
          <table:table-cell table:number-columns-repeated="12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Responsabile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Programmatore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Verificator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6];[.E19];[.E22];[.E23])"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3];[.E14];[.E17];[.E20];[.E24];[.E25];[.E27];[.E28];[.E29];[.E30])"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32:.E33])"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Responsabile</text:p>
          </table:table-cell>
          <table:table-cell table:formula="of:=SUM([.E9];[.E13];[.E24];[.E27])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480" calcext:value-type="float">
            <text:p>48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;[.E23];[.E29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39]*[.D3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6];[.E19];[.E22])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462" calcext:value-type="float">
            <text:p>462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.E28])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3];[.E4];[.E7];[.E10];[.E14];[.E17];[.E20];[.E25];[.E30];[.E12])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765" calcext:value-type="float">
            <text:p>765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37:.C42])" office:value-type="float" office:value="126" calcext:value-type="float">
            <text:p>126</text:p>
          </table:table-cell>
          <table:table-cell table:style-name="ce3"/>
          <table:table-cell table:style-name="ce3" table:formula="of:=SUM([.E37:.E42])" office:value-type="float" office:value="2377" calcext:value-type="float">
            <text:p>2377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8" table:formula="of:=SUM([.C46:.H46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8" table:formula="of:=SUM([.C47:.H47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table:formula="of:=SUM([.C48:.H48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8" table:formula="of:=SUM([.C49:.H49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style-name="ce8" table:formula="of:=SUM([.C50:.H50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table:formula="of:=SUM([.C51:.H51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SUM([.C52:.H52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table:formula="of:=SUM([.C46:.C52])" office:value-type="float" office:value="16" calcext:value-type="float">
            <text:p>16</text:p>
          </table:table-cell>
          <table:table-cell table:style-name="ce3" table:formula="of:=SUM([.D46:.D52])" office:value-type="float" office:value="20" calcext:value-type="float">
            <text:p>20</text:p>
          </table:table-cell>
          <table:table-cell table:style-name="ce3" table:formula="of:=SUM([.E46:.E52])" office:value-type="float" office:value="0" calcext:value-type="float">
            <text:p>0</text:p>
          </table:table-cell>
          <table:table-cell table:style-name="ce3" table:formula="of:=SUM([.F46:.F52])" office:value-type="float" office:value="21" calcext:value-type="float">
            <text:p>21</text:p>
          </table:table-cell>
          <table:table-cell table:style-name="ce3" table:formula="of:=SUM([.G46:.G52])" office:value-type="float" office:value="18" calcext:value-type="float">
            <text:p>18</text:p>
          </table:table-cell>
          <table:table-cell table:style-name="ce3" table:formula="of:=SUM([.H46:.H52])" office:value-type="float" office:value="51" calcext:value-type="float">
            <text:p>51</text:p>
          </table:table-cell>
          <table:table-cell table:number-columns-repeated="7"/>
        </table:table-row>
      </table:table>
      <table:table table:name="Riepilogo" table:style-name="ta1">
        <table:shapes>
          <draw:frame draw:z-index="0" draw:style-name="gr1" draw:text-style-name="P1" svg:width="6.3024in" svg:height="3.5465in" svg:x="1.0563in" svg:y="4.3642in">
            <draw:object draw:notify-on-update-of-ranges="Riepilogo.B7:Riepilogo.B13 Riepilogo.C6:Riepilogo.C6 Riepilogo.C7:Riepilogo.C13 Riepilogo.D6:Riepilogo.D6 Riepilogo.D7:Riepilogo.D13 Riepilogo.E6:Riepilogo.E6 Riepilogo.E7:Riepilogo.E13 Riepilogo.F6:Riepilogo.F6 Riepilogo.F7:Riepilogo.F13 Riepilogo.G6:Riepilogo.G6 Riepilogo.G7:Riepilogo.G13 Riepilogo.H6:Riepilogo.H6 Riepilogo.H7:Riepilogo.H1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7.5835in" svg:y="4.3563in">
            <draw:object draw:notify-on-update-of-ranges="Riepilogo.B17:Riepilogo.B22 Riepilogo.C17:Riepilogo.C2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5" table:default-cell-style-name="Default"/>
        <table:table-column table:style-name="co7" table:default-cell-style-name="ce2"/>
        <table:table-column table:style-name="co5" table:number-columns-repeated="7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Costo</text:p>
          </table:table-cell>
          <table:table-cell table:formula="of:=SUM([Analisi.E35];['Progettazione Architetturale'.E35];['Progettazione di Dettaglio e Codifica'.E43];['Verifica e Validazione'.E43])" office:value-type="float" office:value="14303" calcext:value-type="float">
            <text:p>14303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Verifica</text:p>
          </table:table-cell>
          <table:table-cell table:style-name="ce12" table:formula="of:=SUM([Analisi.E25];['Progettazione Architetturale'.E25];['Progettazione di Dettaglio e Codifica'.E33];['Verifica e Validazione'.E33])/SUM([Analisi.E26];['Progettazione Architetturale'.E26];['Progettazione di Dettaglio e Codifica'.E34];['Verifica e Validazione'.E34])" office:value-type="percentage" office:value="0.308843537414966" calcext:value-type="percentage">
            <text:p>30.88%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Totale</text:p>
          </table:table-cell>
          <table:table-cell table:formula="of:=SUM([Analisi.E26];['Progettazione Architetturale'.E26];['Progettazione di Dettaglio e Codifica'.E34];['Verifica e Validazione'.E34])"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office:value-type="string" calcext:value-type="string">
            <text:p>Igor Baylyak</text:p>
          </table:table-cell>
          <table:table-cell table:formula="of:=SUM([Analisi.C38];['Progettazione Architetturale'.C38];['Progettazione di Dettaglio e Codifica'.C46];['Verifica e Validazione'.C46])" office:value-type="float" office:value="6" calcext:value-type="float">
            <text:p>6</text:p>
          </table:table-cell>
          <table:table-cell table:formula="of:=SUM([Analisi.D38];['Progettazione Architetturale'.D38];['Progettazione di Dettaglio e Codifica'.D46];['Verifica e Validazione'.D46])" office:value-type="float" office:value="10" calcext:value-type="float">
            <text:p>10</text:p>
          </table:table-cell>
          <table:table-cell table:formula="of:=SUM([Analisi.E38];['Progettazione Architetturale'.E38];['Progettazione di Dettaglio e Codifica'.E46];['Verifica e Validazione'.E46])" office:value-type="float" office:value="13" calcext:value-type="float">
            <text:p>13</text:p>
          </table:table-cell>
          <table:table-cell table:formula="of:=SUM([Analisi.F38];['Progettazione Architetturale'.F38];['Progettazione di Dettaglio e Codifica'.F46];['Verifica e Validazione'.F46])" office:value-type="float" office:value="28" calcext:value-type="float">
            <text:p>28</text:p>
          </table:table-cell>
          <table:table-cell table:formula="of:=SUM([Analisi.G38];['Progettazione Architetturale'.G38];['Progettazione di Dettaglio e Codifica'.G46];['Verifica e Validazione'.G46])" office:value-type="float" office:value="14" calcext:value-type="float">
            <text:p>14</text:p>
          </table:table-cell>
          <table:table-cell table:formula="of:=SUM([Analisi.H38];['Progettazione Architetturale'.H38];['Progettazione di Dettaglio e Codifica'.H46];['Verifica e Validazione'.H46])" office:value-type="float" office:value="34" calcext:value-type="float">
            <text:p>34</text:p>
          </table:table-cell>
          <table:table-cell table:style-name="ce8" table:formula="of:=SUM([.C7:.H7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Anna Bonaldo</text:p>
          </table:table-cell>
          <table:table-cell table:formula="of:=SUM([Analisi.C39];['Progettazione Architetturale'.C39];['Progettazione di Dettaglio e Codifica'.C47];['Verifica e Validazione'.C47])" office:value-type="float" office:value="4" calcext:value-type="float">
            <text:p>4</text:p>
          </table:table-cell>
          <table:table-cell table:formula="of:=SUM([Analisi.D39];['Progettazione Architetturale'.D39];['Progettazione di Dettaglio e Codifica'.D47];['Verifica e Validazione'.D47])" office:value-type="float" office:value="12" calcext:value-type="float">
            <text:p>12</text:p>
          </table:table-cell>
          <table:table-cell table:formula="of:=SUM([Analisi.E39];['Progettazione Architetturale'.E39];['Progettazione di Dettaglio e Codifica'.E47];['Verifica e Validazione'.E47])" office:value-type="float" office:value="11" calcext:value-type="float">
            <text:p>11</text:p>
          </table:table-cell>
          <table:table-cell table:formula="of:=SUM([Analisi.F39];['Progettazione Architetturale'.F39];['Progettazione di Dettaglio e Codifica'.F47];['Verifica e Validazione'.F47])" office:value-type="float" office:value="28" calcext:value-type="float">
            <text:p>28</text:p>
          </table:table-cell>
          <table:table-cell table:formula="of:=SUM([Analisi.G39];['Progettazione Architetturale'.G39];['Progettazione di Dettaglio e Codifica'.G47];['Verifica e Validazione'.G47])" office:value-type="float" office:value="23" calcext:value-type="float">
            <text:p>23</text:p>
          </table:table-cell>
          <table:table-cell table:formula="of:=SUM([Analisi.H39];['Progettazione Architetturale'.H39];['Progettazione di Dettaglio e Codifica'.H47];['Verifica e Validazione'.H47])" office:value-type="float" office:value="27" calcext:value-type="float">
            <text:p>27</text:p>
          </table:table-cell>
          <table:table-cell table:style-name="ce8" table:formula="of:=SUM([.C8:.H8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Nicola De Cao</text:p>
          </table:table-cell>
          <table:table-cell table:formula="of:=SUM([Analisi.C40];['Progettazione Architetturale'.C40];['Progettazione di Dettaglio e Codifica'.C48];['Verifica e Validazione'.C48])" office:value-type="float" office:value="6" calcext:value-type="float">
            <text:p>6</text:p>
          </table:table-cell>
          <table:table-cell table:formula="of:=SUM([Analisi.D40];['Progettazione Architetturale'.D40];['Progettazione di Dettaglio e Codifica'.D48];['Verifica e Validazione'.D48])" office:value-type="float" office:value="13" calcext:value-type="float">
            <text:p>13</text:p>
          </table:table-cell>
          <table:table-cell table:formula="of:=SUM([Analisi.E40];['Progettazione Architetturale'.E40];['Progettazione di Dettaglio e Codifica'.E48];['Verifica e Validazione'.E48])" office:value-type="float" office:value="8" calcext:value-type="float">
            <text:p>8</text:p>
          </table:table-cell>
          <table:table-cell table:formula="of:=SUM([Analisi.F40];['Progettazione Architetturale'.F40];['Progettazione di Dettaglio e Codifica'.F48];['Verifica e Validazione'.F48])" office:value-type="float" office:value="35" calcext:value-type="float">
            <text:p>35</text:p>
          </table:table-cell>
          <table:table-cell table:formula="of:=SUM([Analisi.G40];['Progettazione Architetturale'.G40];['Progettazione di Dettaglio e Codifica'.G48];['Verifica e Validazione'.G48])" office:value-type="float" office:value="14" calcext:value-type="float">
            <text:p>14</text:p>
          </table:table-cell>
          <table:table-cell table:formula="of:=SUM([Analisi.H40];['Progettazione Architetturale'.H40];['Progettazione di Dettaglio e Codifica'.H48];['Verifica e Validazione'.H48])" office:value-type="float" office:value="29" calcext:value-type="float">
            <text:p>29</text:p>
          </table:table-cell>
          <table:table-cell table:style-name="ce8" table:formula="of:=SUM([.C9:.H9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Thomas Pigarelli</text:p>
          </table:table-cell>
          <table:table-cell table:formula="of:=SUM([Analisi.C41];['Progettazione Architetturale'.C41];['Progettazione di Dettaglio e Codifica'.C49];['Verifica e Validazione'.C49])" office:value-type="float" office:value="8" calcext:value-type="float">
            <text:p>8</text:p>
          </table:table-cell>
          <table:table-cell table:formula="of:=SUM([Analisi.D41];['Progettazione Architetturale'.D41];['Progettazione di Dettaglio e Codifica'.D49];['Verifica e Validazione'.D49])" office:value-type="float" office:value="14" calcext:value-type="float">
            <text:p>14</text:p>
          </table:table-cell>
          <table:table-cell table:formula="of:=SUM([Analisi.E41];['Progettazione Architetturale'.E41];['Progettazione di Dettaglio e Codifica'.E49];['Verifica e Validazione'.E49])" office:value-type="float" office:value="19" calcext:value-type="float">
            <text:p>19</text:p>
          </table:table-cell>
          <table:table-cell table:formula="of:=SUM([Analisi.F41];['Progettazione Architetturale'.F41];['Progettazione di Dettaglio e Codifica'.F49];['Verifica e Validazione'.F49])" office:value-type="float" office:value="23" calcext:value-type="float">
            <text:p>23</text:p>
          </table:table-cell>
          <table:table-cell table:formula="of:=SUM([Analisi.G41];['Progettazione Architetturale'.G41];['Progettazione di Dettaglio e Codifica'.G49];['Verifica e Validazione'.G49])" office:value-type="float" office:value="14" calcext:value-type="float">
            <text:p>14</text:p>
          </table:table-cell>
          <table:table-cell table:formula="of:=SUM([Analisi.H41];['Progettazione Architetturale'.H41];['Progettazione di Dettaglio e Codifica'.H49];['Verifica e Validazione'.H49])" office:value-type="float" office:value="27" calcext:value-type="float">
            <text:p>27</text:p>
          </table:table-cell>
          <table:table-cell table:style-name="ce8" table:formula="of:=SUM([.C10:.H10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Walter Sandon</text:p>
          </table:table-cell>
          <table:table-cell table:formula="of:=SUM([Analisi.C42];['Progettazione Architetturale'.C42];['Progettazione di Dettaglio e Codifica'.C50];['Verifica e Validazione'.C50])" office:value-type="float" office:value="5" calcext:value-type="float">
            <text:p>5</text:p>
          </table:table-cell>
          <table:table-cell table:formula="of:=SUM([Analisi.D42];['Progettazione Architetturale'.D42];['Progettazione di Dettaglio e Codifica'.D50];['Verifica e Validazione'.D50])" office:value-type="float" office:value="13" calcext:value-type="float">
            <text:p>13</text:p>
          </table:table-cell>
          <table:table-cell table:formula="of:=SUM([Analisi.E42];['Progettazione Architetturale'.E42];['Progettazione di Dettaglio e Codifica'.E50];['Verifica e Validazione'.E50])" office:value-type="float" office:value="11" calcext:value-type="float">
            <text:p>11</text:p>
          </table:table-cell>
          <table:table-cell table:formula="of:=SUM([Analisi.F42];['Progettazione Architetturale'.F42];['Progettazione di Dettaglio e Codifica'.F50];['Verifica e Validazione'.F50])" office:value-type="float" office:value="30" calcext:value-type="float">
            <text:p>30</text:p>
          </table:table-cell>
          <table:table-cell table:formula="of:=SUM([Analisi.G42];['Progettazione Architetturale'.G42];['Progettazione di Dettaglio e Codifica'.G50];['Verifica e Validazione'.G50])" office:value-type="float" office:value="13" calcext:value-type="float">
            <text:p>13</text:p>
          </table:table-cell>
          <table:table-cell table:formula="of:=SUM([Analisi.H42];['Progettazione Architetturale'.H42];['Progettazione di Dettaglio e Codifica'.H50];['Verifica e Validazione'.H50])" office:value-type="float" office:value="33" calcext:value-type="float">
            <text:p>33</text:p>
          </table:table-cell>
          <table:table-cell table:style-name="ce8" table:formula="of:=SUM([.C11:.H11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Andrea Venier</text:p>
          </table:table-cell>
          <table:table-cell table:formula="of:=SUM([Analisi.C43];['Progettazione Architetturale'.C43];['Progettazione di Dettaglio e Codifica'.C51];['Verifica e Validazione'.C51])" office:value-type="float" office:value="5" calcext:value-type="float">
            <text:p>5</text:p>
          </table:table-cell>
          <table:table-cell table:formula="of:=SUM([Analisi.D43];['Progettazione Architetturale'.D43];['Progettazione di Dettaglio e Codifica'.D51];['Verifica e Validazione'.D51])" office:value-type="float" office:value="7" calcext:value-type="float">
            <text:p>7</text:p>
          </table:table-cell>
          <table:table-cell table:formula="of:=SUM([Analisi.E43];['Progettazione Architetturale'.E43];['Progettazione di Dettaglio e Codifica'.E51];['Verifica e Validazione'.E51])" office:value-type="float" office:value="11" calcext:value-type="float">
            <text:p>11</text:p>
          </table:table-cell>
          <table:table-cell table:formula="of:=SUM([Analisi.F43];['Progettazione Architetturale'.F43];['Progettazione di Dettaglio e Codifica'.F51];['Verifica e Validazione'.F51])" office:value-type="float" office:value="36" calcext:value-type="float">
            <text:p>36</text:p>
          </table:table-cell>
          <table:table-cell table:formula="of:=SUM([Analisi.G43];['Progettazione Architetturale'.G43];['Progettazione di Dettaglio e Codifica'.G51];['Verifica e Validazione'.G51])" office:value-type="float" office:value="13" calcext:value-type="float">
            <text:p>13</text:p>
          </table:table-cell>
          <table:table-cell table:formula="of:=SUM([Analisi.H43];['Progettazione Architetturale'.H43];['Progettazione di Dettaglio e Codifica'.H51];['Verifica e Validazione'.H51])" office:value-type="float" office:value="33" calcext:value-type="float">
            <text:p>33</text:p>
          </table:table-cell>
          <table:table-cell table:style-name="ce8" table:formula="of:=SUM([.C12:.H12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Alessio Vitella</text:p>
          </table:table-cell>
          <table:table-cell table:formula="of:=SUM([Analisi.C44];['Progettazione Architetturale'.C44];['Progettazione di Dettaglio e Codifica'.C52];['Verifica e Validazione'.C52])" office:value-type="float" office:value="8" calcext:value-type="float">
            <text:p>8</text:p>
          </table:table-cell>
          <table:table-cell table:formula="of:=SUM([Analisi.D44];['Progettazione Architetturale'.D44];['Progettazione di Dettaglio e Codifica'.D52];['Verifica e Validazione'.D52])" office:value-type="float" office:value="4" calcext:value-type="float">
            <text:p>4</text:p>
          </table:table-cell>
          <table:table-cell table:formula="of:=SUM([Analisi.E44];['Progettazione Architetturale'.E44];['Progettazione di Dettaglio e Codifica'.E52];['Verifica e Validazione'.E52])" office:value-type="float" office:value="9" calcext:value-type="float">
            <text:p>9</text:p>
          </table:table-cell>
          <table:table-cell table:formula="of:=SUM([Analisi.F44];['Progettazione Architetturale'.F44];['Progettazione di Dettaglio e Codifica'.F52];['Verifica e Validazione'.F52])" office:value-type="float" office:value="29" calcext:value-type="float">
            <text:p>29</text:p>
          </table:table-cell>
          <table:table-cell table:formula="of:=SUM([Analisi.G44];['Progettazione Architetturale'.G44];['Progettazione di Dettaglio e Codifica'.G52];['Verifica e Validazione'.G52])" office:value-type="float" office:value="22" calcext:value-type="float">
            <text:p>22</text:p>
          </table:table-cell>
          <table:table-cell table:formula="of:=SUM([Analisi.H44];['Progettazione Architetturale'.H44];['Progettazione di Dettaglio e Codifica'.H52];['Verifica e Validazione'.H52])" office:value-type="float" office:value="33" calcext:value-type="float">
            <text:p>33</text:p>
          </table:table-cell>
          <table:table-cell table:style-name="ce8" table:formula="of:=SUM([.C13:.H13])" office:value-type="float" office:value="105" calcext:value-type="float">
            <text:p>105</text:p>
          </table:table-cell>
        </table:table-row>
        <table:table-row table:style-name="ro1">
          <table:table-cell/>
          <table:table-cell table:style-name="Default"/>
          <table:table-cell table:style-name="ce3" table:formula="of:=SUM([.C7:.C13])" office:value-type="float" office:value="42" calcext:value-type="float">
            <text:p>42</text:p>
          </table:table-cell>
          <table:table-cell table:style-name="ce3" table:formula="of:=SUM([.D7:.D13])" office:value-type="float" office:value="73" calcext:value-type="float">
            <text:p>73</text:p>
          </table:table-cell>
          <table:table-cell table:style-name="ce3" table:formula="of:=SUM([.E7:.E13])" office:value-type="float" office:value="82" calcext:value-type="float">
            <text:p>82</text:p>
          </table:table-cell>
          <table:table-cell table:style-name="ce3" table:formula="of:=SUM([.F7:.F13])" office:value-type="float" office:value="209" calcext:value-type="float">
            <text:p>209</text:p>
          </table:table-cell>
          <table:table-cell table:style-name="ce3" table:formula="of:=SUM([.G7:.G13])" office:value-type="float" office:value="113" calcext:value-type="float">
            <text:p>113</text:p>
          </table:table-cell>
          <table:table-cell table:style-name="ce3" table:formula="of:=SUM([.H7:.H13])" office:value-type="float" office:value="216" calcext:value-type="float">
            <text:p>216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ponsabile</text:p>
          </table:table-cell>
          <table:table-cell table:formula="of:=SUM([Analisi.C29];['Progettazione Architetturale'.C29];['Progettazione di Dettaglio e Codifica'.C37];['Verifica e Validazione'.C37])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formula="of:=[.C17]*[.D17]"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mministratore</text:p>
          </table:table-cell>
          <table:table-cell table:formula="of:=SUM([Analisi.C30];['Progettazione Architetturale'.C30];['Progettazione di Dettaglio e Codifica'.C38];['Verifica e Validazione'.C38])"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formula="of:=[.C18]*[.D18]"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formula="of:=SUM([Analisi.C31];['Progettazione Architetturale'.C31];['Progettazione di Dettaglio e Codifica'.C39];['Verifica e Validazione'.C39])"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table:formula="of:=[.C19]*[.D19]"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gettista</text:p>
          </table:table-cell>
          <table:table-cell table:formula="of:=SUM([Analisi.C32];['Progettazione Architetturale'.C32];['Progettazione di Dettaglio e Codifica'.C40];['Verifica e Validazione'.C40])" office:value-type="float" office:value="209" calcext:value-type="float">
            <text:p>209</text:p>
          </table:table-cell>
          <table:table-cell office:value-type="float" office:value="22" calcext:value-type="float">
            <text:p>22</text:p>
          </table:table-cell>
          <table:table-cell table:formula="of:=[.C20]*[.D20]"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grammatore</text:p>
          </table:table-cell>
          <table:table-cell table:formula="of:=SUM([Analisi.C33];['Progettazione Architetturale'.C33];['Progettazione di Dettaglio e Codifica'.C41];['Verifica e Validazione'.C41])"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table:formula="of:=[.C21]*[.D21]" office:value-type="float" office:value="1695" calcext:value-type="float">
            <text:p>16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rificatore</text:p>
          </table:table-cell>
          <table:table-cell table:formula="of:=SUM([Analisi.C34];['Progettazione Architetturale'.C34];['Progettazione di Dettaglio e Codifica'.C42];['Verifica e Validazione'.C42])"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table:formula="of:=[.C22]*[.D22]"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17:.C22])" office:value-type="float" office:value="735" calcext:value-type="float">
            <text:p>735</text:p>
          </table:table-cell>
          <table:table-cell table:style-name="ce3"/>
          <table:table-cell table:style-name="ce3" table:formula="of:=SUM([.E17:.E22])" office:value-type="float" office:value="14303" calcext:value-type="float">
            <text:p>1430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/00/0000</text:date>, <text:time style:data-style-name="N2" text:time-value="00:09:39.090981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6M55S</meta:editing-duration>
    <meta:editing-cycles>54</meta:editing-cycles>
    <meta:generator>LibreOffice/4.2.8.2$Linux_X86_64 LibreOffice_project/420m0$Build-2</meta:generator>
    <dc:date>2016-01-05T00:17:18.040886272</dc:date>
    <meta:document-statistic meta:table-count="5" meta:cell-count="752" meta:object-count="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bar" chart:style-name="ch1">
        <chart:legend chart:legend-position="end" svg:x="14.708cm" svg:y="2.958cm" style:legend-expansion="high" chart:style-name="ch2"/>
        <chart:plot-area chart:style-name="ch3" table:cell-range-address="Analisi.B37:Analisi.H44" chart:data-source-has-labels="both" svg:x="0.319cm" svg:y="0.18cm" svg:width="14.07cm" svg:height="8.645cm">
          <chartooo:coordinate-region svg:x="3.136cm" svg:y="0.18cm" svg:width="11.066cm" svg:height="7.998cm"/>
          <chart:axis chart:dimension="x" chart:name="primary-x" chart:style-name="ch4" chartooo:axis-type="auto">
            <chartooo:date-scale/>
            <chart:categories table:cell-range-address="Analisi.B38:Analisi.B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38:Analisi.C44" chart:label-cell-address="Analisi.C37:Analisi.C37" chart:class="chart:bar">
            <chart:data-point chart:repeated="7"/>
          </chart:series>
          <chart:series chart:style-name="ch8" chart:values-cell-range-address="Analisi.D38:Analisi.D44" chart:label-cell-address="Analisi.D37:Analisi.D37" chart:class="chart:bar">
            <chart:data-point chart:repeated="7"/>
          </chart:series>
          <chart:series chart:style-name="ch9" chart:values-cell-range-address="Analisi.E38:Analisi.E44" chart:label-cell-address="Analisi.E37:Analisi.E37" chart:class="chart:bar">
            <chart:data-point chart:repeated="7"/>
          </chart:series>
          <chart:series chart:style-name="ch10" chart:values-cell-range-address="Analisi.F38:Analisi.F44" chart:label-cell-address="Analisi.F37:Analisi.F37" chart:class="chart:bar">
            <chart:data-point chart:repeated="7"/>
          </chart:series>
          <chart:series chart:style-name="ch11" chart:values-cell-range-address="Analisi.G38:Analisi.G44" chart:label-cell-address="Analisi.G37:Analisi.G37" chart:class="chart:bar">
            <chart:data-point chart:repeated="7"/>
          </chart:series>
          <chart:series chart:style-name="ch12" chart:values-cell-range-address="Analisi.H38:Analisi.H44" chart:label-cell-address="Analisi.H37:Analisi.H3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C37:Analisi.C37</svg:desc>
                </draw:g>
              </table:table-cell>
              <table:table-cell office:value-type="string">
                <text:p>Am</text:p>
                <draw:g>
                  <svg:desc>Analisi.D37:Analisi.D37</svg:desc>
                </draw:g>
              </table:table-cell>
              <table:table-cell office:value-type="string">
                <text:p>An</text:p>
                <draw:g>
                  <svg:desc>Analisi.E37:Analisi.E37</svg:desc>
                </draw:g>
              </table:table-cell>
              <table:table-cell office:value-type="string">
                <text:p>Pg</text:p>
                <draw:g>
                  <svg:desc>Analisi.F37:Analisi.F37</svg:desc>
                </draw:g>
              </table:table-cell>
              <table:table-cell office:value-type="string">
                <text:p>Pr</text:p>
                <draw:g>
                  <svg:desc>Analisi.G37:Analisi.G37</svg:desc>
                </draw:g>
              </table:table-cell>
              <table:table-cell office:value-type="string">
                <text:p>Ve</text:p>
                <draw:g>
                  <svg:desc>Analisi.H37:Analisi.H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Analisi.B38:Analisi.B44</svg:desc>
                </draw:g>
              </table:table-cell>
              <table:table-cell office:value-type="float" office:value="6">
                <text:p>6</text:p>
                <draw:g>
                  <svg:desc>Analisi.C38:Analisi.C44</svg:desc>
                </draw:g>
              </table:table-cell>
              <table:table-cell office:value-type="float" office:value="2">
                <text:p>2</text:p>
                <draw:g>
                  <svg:desc>Analisi.D38:Analisi.D44</svg:desc>
                </draw:g>
              </table:table-cell>
              <table:table-cell office:value-type="float" office:value="8">
                <text:p>8</text:p>
                <draw:g>
                  <svg:desc>Analisi.E38:Analisi.E44</svg:desc>
                </draw:g>
              </table:table-cell>
              <table:table-cell office:value-type="float" office:value="NaN">
                <text:p>NaN</text:p>
                <draw:g>
                  <svg:desc>Analisi.F38:Analisi.F44</svg:desc>
                </draw:g>
              </table:table-cell>
              <table:table-cell office:value-type="float" office:value="NaN">
                <text:p>NaN</text:p>
                <draw:g>
                  <svg:desc>Analisi.G38:Analisi.G44</svg:desc>
                </draw:g>
              </table:table-cell>
              <table:table-cell office:value-type="float" office:value="7">
                <text:p>7</text:p>
                <draw:g>
                  <svg:desc>Analisi.H38:Analisi.H44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Progettazione Architetturale'.B29:'Progettazione Architetturale'.C34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Progettazione Architetturale'.B29:'Progettazione Architetturale'.B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C29:'Progettazione Architetturale'.C3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Progettazione Architetturale'.B29:'Progettazione Architetturale'.B34</svg:desc>
                </draw:g>
              </table:table-cell>
              <table:table-cell office:value-type="float" office:value="8">
                <text:p>8</text:p>
                <draw:g>
                  <svg:desc>'Progettazione Architetturale'.C29:'Progettazione Architetturale'.C34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Analisi.B29:Analisi.C34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Analisi.B29:Analisi.B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29:Analisi.C3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Analisi.B29:Analisi.B34</svg:desc>
                </draw:g>
              </table:table-cell>
              <table:table-cell office:value-type="float" office:value="12">
                <text:p>12</text:p>
                <draw:g>
                  <svg:desc>Analisi.C29:Analisi.C34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Verifica e Validazione'.B37:'Verifica e Validazione'.C4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Verifica e Validazione'.B37:'Verifica e Validazione'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37:'Verifica e Validazione'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Verifica e Validazione'.B37:'Verifica e Validazione'.B42</svg:desc>
                </draw:g>
              </table:table-cell>
              <table:table-cell office:value-type="float" office:value="16">
                <text:p>16</text:p>
                <draw:g>
                  <svg:desc>'Verifica e Validazione'.C37:'Verifica e Validazione'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Verifica e Validazione'.B45:'Verifica e Validazione'.H52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Verifica e Validazione'.B46:'Verifica e Validazione'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46:'Verifica e Validazione'.C52" chart:label-cell-address="'Verifica e Validazione'.C45:'Verifica e Validazione'.C45" chart:class="chart:bar">
            <chart:data-point chart:repeated="7"/>
          </chart:series>
          <chart:series chart:style-name="ch8" chart:values-cell-range-address="'Verifica e Validazione'.D46:'Verifica e Validazione'.D52" chart:label-cell-address="'Verifica e Validazione'.D45:'Verifica e Validazione'.D45" chart:class="chart:bar">
            <chart:data-point chart:repeated="7"/>
          </chart:series>
          <chart:series chart:style-name="ch9" chart:values-cell-range-address="'Verifica e Validazione'.E46:'Verifica e Validazione'.E52" chart:label-cell-address="'Verifica e Validazione'.E45:'Verifica e Validazione'.E45" chart:class="chart:bar">
            <chart:data-point chart:repeated="7"/>
          </chart:series>
          <chart:series chart:style-name="ch10" chart:values-cell-range-address="'Verifica e Validazione'.F46:'Verifica e Validazione'.F52" chart:label-cell-address="'Verifica e Validazione'.F45:'Verifica e Validazione'.F45" chart:class="chart:bar">
            <chart:data-point chart:repeated="7"/>
          </chart:series>
          <chart:series chart:style-name="ch11" chart:values-cell-range-address="'Verifica e Validazione'.G46:'Verifica e Validazione'.G52" chart:label-cell-address="'Verifica e Validazione'.G45:'Verifica e Validazione'.G45" chart:class="chart:bar">
            <chart:data-point chart:repeated="7"/>
          </chart:series>
          <chart:series chart:style-name="ch12" chart:values-cell-range-address="'Verifica e Validazione'.H46:'Verifica e Validazione'.H52" chart:label-cell-address="'Verifica e Validazione'.H45:'Verifica e Validazione'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Verifica e Validazione'.C45:'Verifica e Validazione'.C45</svg:desc>
                </draw:g>
              </table:table-cell>
              <table:table-cell office:value-type="string">
                <text:p>Am</text:p>
                <draw:g>
                  <svg:desc>'Verifica e Validazione'.D45:'Verifica e Validazione'.D45</svg:desc>
                </draw:g>
              </table:table-cell>
              <table:table-cell office:value-type="string">
                <text:p>An</text:p>
                <draw:g>
                  <svg:desc>'Verifica e Validazione'.E45:'Verifica e Validazione'.E45</svg:desc>
                </draw:g>
              </table:table-cell>
              <table:table-cell office:value-type="string">
                <text:p>Pg</text:p>
                <draw:g>
                  <svg:desc>'Verifica e Validazione'.F45:'Verifica e Validazione'.F45</svg:desc>
                </draw:g>
              </table:table-cell>
              <table:table-cell office:value-type="string">
                <text:p>Pr</text:p>
                <draw:g>
                  <svg:desc>'Verifica e Validazione'.G45:'Verifica e Validazione'.G45</svg:desc>
                </draw:g>
              </table:table-cell>
              <table:table-cell office:value-type="string">
                <text:p>Ve</text:p>
                <draw:g>
                  <svg:desc>'Verifica e Validazione'.H45:'Verifica e Validazione'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Verifica e Validazione'.B46:'Verifica e Validazione'.B52</svg:desc>
                </draw:g>
              </table:table-cell>
              <table:table-cell office:value-type="float" office:value="NaN">
                <text:p>NaN</text:p>
                <draw:g>
                  <svg:desc>'Verifica e Validazione'.C46:'Verifica e Validazione'.C52</svg:desc>
                </draw:g>
              </table:table-cell>
              <table:table-cell office:value-type="float" office:value="8">
                <text:p>8</text:p>
                <draw:g>
                  <svg:desc>'Verifica e Validazione'.D46:'Verifica e Validazione'.D52</svg:desc>
                </draw:g>
              </table:table-cell>
              <table:table-cell office:value-type="float" office:value="NaN">
                <text:p>NaN</text:p>
                <draw:g>
                  <svg:desc>'Verifica e Validazione'.E46:'Verifica e Validazione'.E52</svg:desc>
                </draw:g>
              </table:table-cell>
              <table:table-cell office:value-type="float" office:value="NaN">
                <text:p>NaN</text:p>
                <draw:g>
                  <svg:desc>'Verifica e Validazione'.F46:'Verifica e Validazione'.F52</svg:desc>
                </draw:g>
              </table:table-cell>
              <table:table-cell office:value-type="float" office:value="NaN">
                <text:p>NaN</text:p>
                <draw:g>
                  <svg:desc>'Verifica e Validazione'.G46:'Verifica e Validazione'.G52</svg:desc>
                </draw:g>
              </table:table-cell>
              <table:table-cell office:value-type="float" office:value="10">
                <text:p>10</text:p>
                <draw:g>
                  <svg:desc>'Verifica e Validazione'.H46:'Verifica e Validazione'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Progettazione di Dettaglio e Codifica'.B45:'Progettazione di Dettaglio e Codifica'.H52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Progettazione di Dettaglio e Codifica'.B46:'Progettazione di Dettaglio e Codifica'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 e Codifica'.C46:'Progettazione di Dettaglio e Codifica'.C52" chart:label-cell-address="'Progettazione di Dettaglio e Codifica'.C45:'Progettazione di Dettaglio e Codifica'.C45" chart:class="chart:bar">
            <chart:data-point chart:repeated="7"/>
          </chart:series>
          <chart:series chart:style-name="ch8" chart:values-cell-range-address="'Progettazione di Dettaglio e Codifica'.D46:'Progettazione di Dettaglio e Codifica'.D52" chart:label-cell-address="'Progettazione di Dettaglio e Codifica'.D45:'Progettazione di Dettaglio e Codifica'.D45" chart:class="chart:bar">
            <chart:data-point chart:repeated="7"/>
          </chart:series>
          <chart:series chart:style-name="ch9" chart:values-cell-range-address="'Progettazione di Dettaglio e Codifica'.E46:'Progettazione di Dettaglio e Codifica'.E52" chart:label-cell-address="'Progettazione di Dettaglio e Codifica'.E45:'Progettazione di Dettaglio e Codifica'.E45" chart:class="chart:bar">
            <chart:data-point chart:repeated="7"/>
          </chart:series>
          <chart:series chart:style-name="ch10" chart:values-cell-range-address="'Progettazione di Dettaglio e Codifica'.F46:'Progettazione di Dettaglio e Codifica'.F52" chart:label-cell-address="'Progettazione di Dettaglio e Codifica'.F45:'Progettazione di Dettaglio e Codifica'.F45" chart:class="chart:bar">
            <chart:data-point chart:repeated="7"/>
          </chart:series>
          <chart:series chart:style-name="ch11" chart:values-cell-range-address="'Progettazione di Dettaglio e Codifica'.G46:'Progettazione di Dettaglio e Codifica'.G52" chart:label-cell-address="'Progettazione di Dettaglio e Codifica'.G45:'Progettazione di Dettaglio e Codifica'.G45" chart:class="chart:bar">
            <chart:data-point chart:repeated="7"/>
          </chart:series>
          <chart:series chart:style-name="ch12" chart:values-cell-range-address="'Progettazione di Dettaglio e Codifica'.H46:'Progettazione di Dettaglio e Codifica'.H52" chart:label-cell-address="'Progettazione di Dettaglio e Codifica'.H45:'Progettazione di Dettaglio e Codifica'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di Dettaglio e Codifica'.C45:'Progettazione di Dettaglio e Codifica'.C45</svg:desc>
                </draw:g>
              </table:table-cell>
              <table:table-cell office:value-type="string">
                <text:p>Am</text:p>
                <draw:g>
                  <svg:desc>'Progettazione di Dettaglio e Codifica'.D45:'Progettazione di Dettaglio e Codifica'.D45</svg:desc>
                </draw:g>
              </table:table-cell>
              <table:table-cell office:value-type="string">
                <text:p>An</text:p>
                <draw:g>
                  <svg:desc>'Progettazione di Dettaglio e Codifica'.E45:'Progettazione di Dettaglio e Codifica'.E45</svg:desc>
                </draw:g>
              </table:table-cell>
              <table:table-cell office:value-type="string">
                <text:p>Pg</text:p>
                <draw:g>
                  <svg:desc>'Progettazione di Dettaglio e Codifica'.F45:'Progettazione di Dettaglio e Codifica'.F45</svg:desc>
                </draw:g>
              </table:table-cell>
              <table:table-cell office:value-type="string">
                <text:p>Pr</text:p>
                <draw:g>
                  <svg:desc>'Progettazione di Dettaglio e Codifica'.G45:'Progettazione di Dettaglio e Codifica'.G45</svg:desc>
                </draw:g>
              </table:table-cell>
              <table:table-cell office:value-type="string">
                <text:p>Ve</text:p>
                <draw:g>
                  <svg:desc>'Progettazione di Dettaglio e Codifica'.H45:'Progettazione di Dettaglio e Codifica'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Progettazione di Dettaglio e Codifica'.B46:'Progettazione di Dettaglio e Codifica'.B52</svg:desc>
                </draw:g>
              </table:table-cell>
              <table:table-cell office:value-type="float" office:value="NaN">
                <text:p>NaN</text:p>
                <draw:g>
                  <svg:desc>'Progettazione di Dettaglio e Codifica'.C46:'Progettazione di Dettaglio e Codifica'.C52</svg:desc>
                </draw:g>
              </table:table-cell>
              <table:table-cell office:value-type="float" office:value="NaN">
                <text:p>NaN</text:p>
                <draw:g>
                  <svg:desc>'Progettazione di Dettaglio e Codifica'.D46:'Progettazione di Dettaglio e Codifica'.D52</svg:desc>
                </draw:g>
              </table:table-cell>
              <table:table-cell office:value-type="float" office:value="NaN">
                <text:p>NaN</text:p>
                <draw:g>
                  <svg:desc>'Progettazione di Dettaglio e Codifica'.E46:'Progettazione di Dettaglio e Codifica'.E52</svg:desc>
                </draw:g>
              </table:table-cell>
              <table:table-cell office:value-type="float" office:value="5">
                <text:p>5</text:p>
                <draw:g>
                  <svg:desc>'Progettazione di Dettaglio e Codifica'.F46:'Progettazione di Dettaglio e Codifica'.F52</svg:desc>
                </draw:g>
              </table:table-cell>
              <table:table-cell office:value-type="float" office:value="14">
                <text:p>14</text:p>
                <draw:g>
                  <svg:desc>'Progettazione di Dettaglio e Codifica'.G46:'Progettazione di Dettaglio e Codifica'.G52</svg:desc>
                </draw:g>
              </table:table-cell>
              <table:table-cell office:value-type="float" office:value="10">
                <text:p>10</text:p>
                <draw:g>
                  <svg:desc>'Progettazione di Dettaglio e Codifica'.H46:'Progettazione di Dettaglio e Codifica'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Progettazione di Dettaglio e Codifica'.B37:'Progettazione di Dettaglio e Codifica'.C4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Progettazione di Dettaglio e Codifica'.B37:'Progettazione di Dettaglio e Codifica'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 e Codifica'.C37:'Progettazione di Dettaglio e Codifica'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Progettazione di Dettaglio e Codifica'.B37:'Progettazione di Dettaglio e Codifica'.B42</svg:desc>
                </draw:g>
              </table:table-cell>
              <table:table-cell office:value-type="float" office:value="6">
                <text:p>6</text:p>
                <draw:g>
                  <svg:desc>'Progettazione di Dettaglio e Codifica'.C37:'Progettazione di Dettaglio e Codifica'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9cm" svg:height="9.009cm" xlink:href=".." xlink:type="simple" chart:class="chart:bar" chart:style-name="ch1">
        <chart:legend chart:legend-position="end" svg:x="14.725cm" svg:y="2.96cm" style:legend-expansion="high" chart:style-name="ch2"/>
        <chart:plot-area chart:style-name="ch3" table:cell-range-address="Riepilogo.B6:Riepilogo.H13" chart:data-source-has-labels="both" svg:x="0.32cm" svg:y="0.18cm" svg:width="14.085cm" svg:height="8.649cm">
          <chartooo:coordinate-region svg:x="3.137cm" svg:y="0.18cm" svg:width="10.988cm" svg:height="8.002cm"/>
          <chart:axis chart:dimension="x" chart:name="primary-x" chart:style-name="ch4" chartooo:axis-type="auto">
            <chartooo:date-scale/>
            <chart:categories table:cell-range-address="Riepilogo.B7:Riepilogo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7:Riepilogo.C13" chart:label-cell-address="Riepilogo.C6:Riepilogo.C6" chart:class="chart:bar">
            <chart:data-point chart:repeated="7"/>
          </chart:series>
          <chart:series chart:style-name="ch8" chart:values-cell-range-address="Riepilogo.D7:Riepilogo.D13" chart:label-cell-address="Riepilogo.D6:Riepilogo.D6" chart:class="chart:bar">
            <chart:data-point chart:repeated="7"/>
          </chart:series>
          <chart:series chart:style-name="ch9" chart:values-cell-range-address="Riepilogo.E7:Riepilogo.E13" chart:label-cell-address="Riepilogo.E6:Riepilogo.E6" chart:class="chart:bar">
            <chart:data-point chart:repeated="7"/>
          </chart:series>
          <chart:series chart:style-name="ch10" chart:values-cell-range-address="Riepilogo.F7:Riepilogo.F13" chart:label-cell-address="Riepilogo.F6:Riepilogo.F6" chart:class="chart:bar">
            <chart:data-point chart:repeated="7"/>
          </chart:series>
          <chart:series chart:style-name="ch11" chart:values-cell-range-address="Riepilogo.G7:Riepilogo.G13" chart:label-cell-address="Riepilogo.G6:Riepilogo.G6" chart:class="chart:bar">
            <chart:data-point chart:repeated="7"/>
          </chart:series>
          <chart:series chart:style-name="ch12" chart:values-cell-range-address="Riepilogo.H7:Riepilogo.H13" chart:label-cell-address="Riepilogo.H6:Riepilogo.H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Riepilogo.C6:Riepilogo.C6</svg:desc>
                </draw:g>
              </table:table-cell>
              <table:table-cell office:value-type="string">
                <text:p>Am</text:p>
                <draw:g>
                  <svg:desc>Riepilogo.D6:Riepilogo.D6</svg:desc>
                </draw:g>
              </table:table-cell>
              <table:table-cell office:value-type="string">
                <text:p>An</text:p>
                <draw:g>
                  <svg:desc>Riepilogo.E6:Riepilogo.E6</svg:desc>
                </draw:g>
              </table:table-cell>
              <table:table-cell office:value-type="string">
                <text:p>Pg</text:p>
                <draw:g>
                  <svg:desc>Riepilogo.F6:Riepilogo.F6</svg:desc>
                </draw:g>
              </table:table-cell>
              <table:table-cell office:value-type="string">
                <text:p>Pr</text:p>
                <draw:g>
                  <svg:desc>Riepilogo.G6:Riepilogo.G6</svg:desc>
                </draw:g>
              </table:table-cell>
              <table:table-cell office:value-type="string">
                <text:p>Ve</text:p>
                <draw:g>
                  <svg:desc>Riepilogo.H6:Riepilogo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Riepilogo.B7:Riepilogo.B13</svg:desc>
                </draw:g>
              </table:table-cell>
              <table:table-cell office:value-type="float" office:value="6">
                <text:p>6</text:p>
                <draw:g>
                  <svg:desc>Riepilogo.C7:Riepilogo.C13</svg:desc>
                </draw:g>
              </table:table-cell>
              <table:table-cell office:value-type="float" office:value="10">
                <text:p>10</text:p>
                <draw:g>
                  <svg:desc>Riepilogo.D7:Riepilogo.D13</svg:desc>
                </draw:g>
              </table:table-cell>
              <table:table-cell office:value-type="float" office:value="13">
                <text:p>13</text:p>
                <draw:g>
                  <svg:desc>Riepilogo.E7:Riepilogo.E13</svg:desc>
                </draw:g>
              </table:table-cell>
              <table:table-cell office:value-type="float" office:value="28">
                <text:p>28</text:p>
                <draw:g>
                  <svg:desc>Riepilogo.F7:Riepilogo.F13</svg:desc>
                </draw:g>
              </table:table-cell>
              <table:table-cell office:value-type="float" office:value="14">
                <text:p>14</text:p>
                <draw:g>
                  <svg:desc>Riepilogo.G7:Riepilogo.G13</svg:desc>
                </draw:g>
              </table:table-cell>
              <table:table-cell office:value-type="float" office:value="34">
                <text:p>34</text:p>
                <draw:g>
                  <svg:desc>Riepilogo.H7:Riepilogo.H13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Riepilogo.B17:Riepilogo.C2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Riepilogo.B17:Riepilogo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17:Riepilogo.C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Riepilogo.B17:Riepilogo.B22</svg:desc>
                </draw:g>
              </table:table-cell>
              <table:table-cell office:value-type="float" office:value="42">
                <text:p>42</text:p>
                <draw:g>
                  <svg:desc>Riepilogo.C17:Riepilogo.C2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16">
                <text:p>2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Progettazione Architetturale'.B37:'Progettazione Architetturale'.H44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Progettazione Architetturale'.B38:'Progettazione Architetturale'.B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C38:'Progettazione Architetturale'.C44" chart:label-cell-address="'Progettazione Architetturale'.C37:'Progettazione Architetturale'.C37" chart:class="chart:bar">
            <chart:data-point chart:repeated="7"/>
          </chart:series>
          <chart:series chart:style-name="ch8" chart:values-cell-range-address="'Progettazione Architetturale'.D38:'Progettazione Architetturale'.D44" chart:label-cell-address="'Progettazione Architetturale'.D37:'Progettazione Architetturale'.D37" chart:class="chart:bar">
            <chart:data-point chart:repeated="7"/>
          </chart:series>
          <chart:series chart:style-name="ch9" chart:values-cell-range-address="'Progettazione Architetturale'.E38:'Progettazione Architetturale'.E44" chart:label-cell-address="'Progettazione Architetturale'.E37:'Progettazione Architetturale'.E37" chart:class="chart:bar">
            <chart:data-point chart:repeated="7"/>
          </chart:series>
          <chart:series chart:style-name="ch10" chart:values-cell-range-address="'Progettazione Architetturale'.F38:'Progettazione Architetturale'.F44" chart:label-cell-address="'Progettazione Architetturale'.F37:'Progettazione Architetturale'.F37" chart:class="chart:bar">
            <chart:data-point chart:repeated="7"/>
          </chart:series>
          <chart:series chart:style-name="ch11" chart:values-cell-range-address="'Progettazione Architetturale'.G38:'Progettazione Architetturale'.G44" chart:label-cell-address="'Progettazione Architetturale'.G37:'Progettazione Architetturale'.G37" chart:class="chart:bar">
            <chart:data-point chart:repeated="7"/>
          </chart:series>
          <chart:series chart:style-name="ch12" chart:values-cell-range-address="'Progettazione Architetturale'.H38:'Progettazione Architetturale'.H44" chart:label-cell-address="'Progettazione Architetturale'.H37:'Progettazione Architetturale'.H3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Architetturale'.C37:'Progettazione Architetturale'.C37</svg:desc>
                </draw:g>
              </table:table-cell>
              <table:table-cell office:value-type="string">
                <text:p>Am</text:p>
                <draw:g>
                  <svg:desc>'Progettazione Architetturale'.D37:'Progettazione Architetturale'.D37</svg:desc>
                </draw:g>
              </table:table-cell>
              <table:table-cell office:value-type="string">
                <text:p>An</text:p>
                <draw:g>
                  <svg:desc>'Progettazione Architetturale'.E37:'Progettazione Architetturale'.E37</svg:desc>
                </draw:g>
              </table:table-cell>
              <table:table-cell office:value-type="string">
                <text:p>Pg</text:p>
                <draw:g>
                  <svg:desc>'Progettazione Architetturale'.F37:'Progettazione Architetturale'.F37</svg:desc>
                </draw:g>
              </table:table-cell>
              <table:table-cell office:value-type="string">
                <text:p>Pr</text:p>
                <draw:g>
                  <svg:desc>'Progettazione Architetturale'.G37:'Progettazione Architetturale'.G37</svg:desc>
                </draw:g>
              </table:table-cell>
              <table:table-cell office:value-type="string">
                <text:p>Ve</text:p>
                <draw:g>
                  <svg:desc>'Progettazione Architetturale'.H37:'Progettazione Architetturale'.H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Progettazione Architetturale'.B38:'Progettazione Architetturale'.B44</svg:desc>
                </draw:g>
              </table:table-cell>
              <table:table-cell office:value-type="float" office:value="NaN">
                <text:p>NaN</text:p>
                <draw:g>
                  <svg:desc>'Progettazione Architetturale'.C38:'Progettazione Architetturale'.C44</svg:desc>
                </draw:g>
              </table:table-cell>
              <table:table-cell office:value-type="float" office:value="NaN">
                <text:p>NaN</text:p>
                <draw:g>
                  <svg:desc>'Progettazione Architetturale'.D38:'Progettazione Architetturale'.D44</svg:desc>
                </draw:g>
              </table:table-cell>
              <table:table-cell office:value-type="float" office:value="5">
                <text:p>5</text:p>
                <draw:g>
                  <svg:desc>'Progettazione Architetturale'.E38:'Progettazione Architetturale'.E44</svg:desc>
                </draw:g>
              </table:table-cell>
              <table:table-cell office:value-type="float" office:value="23">
                <text:p>23</text:p>
                <draw:g>
                  <svg:desc>'Progettazione Architetturale'.F38:'Progettazione Architetturale'.F44</svg:desc>
                </draw:g>
              </table:table-cell>
              <table:table-cell office:value-type="float" office:value="NaN">
                <text:p>NaN</text:p>
                <draw:g>
                  <svg:desc>'Progettazione Architetturale'.G38:'Progettazione Architetturale'.G44</svg:desc>
                </draw:g>
              </table:table-cell>
              <table:table-cell office:value-type="float" office:value="7">
                <text:p>7</text:p>
                <draw:g>
                  <svg:desc>'Progettazione Architetturale'.H38:'Progettazione Architetturale'.H44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